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Droid Sans Mono" svg:font-family="'Droid Sans Mono', monospace, monospace"/>
    <style:font-face style:name="Lato" svg:font-family="Lato, 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82d" officeooo:paragraph-rsid="0007582d"/>
    </style:style>
    <style:style style:name="P2" style:family="paragraph" style:parent-style-name="Standard">
      <style:text-properties officeooo:rsid="000ababe" officeooo:paragraph-rsid="000ababe"/>
    </style:style>
    <style:style style:name="P3" style:family="paragraph" style:parent-style-name="Standard">
      <style:text-properties officeooo:rsid="000cb23e" officeooo:paragraph-rsid="000cb23e"/>
    </style:style>
    <style:style style:name="P4" style:family="paragraph" style:parent-style-name="Standard">
      <style:paragraph-properties fo:text-align="start" style:justify-single-word="false"/>
      <style:text-properties officeooo:rsid="000cb23e" officeooo:paragraph-rsid="000cb23e"/>
    </style:style>
    <style:style style:name="T1" style:family="text">
      <style:text-properties officeooo:rsid="000e5d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 es la principal diferencia entre un objeto y una clase?</text:p>
      <text:p text:style-name="P1"/>
      <text:p text:style-name="P1"><text:tab/>Una clase y un objeto en POO se podria comparar con un molde de galletas.</text:p>
      <text:p text:style-name="P1"><text:tab/>Cuando quieres que la galleta tome ciertos <text:s/>atributos ingresas la masa de en el molde y te dara la <text:tab/>forma(En este ejemplo las clases serian el molde y el objeto la galletas).</text:p>
      <text:p text:style-name="P1"><text:tab/></text:p>
      <text:p text:style-name="P1"><text:tab/>Pero em programación va más haya de eso, <text:s/>Partiendo que las clases sun un molde, esta no solo <text:s text:c="12"/><text:tab/>le puede brindar una apariencia o unos atributos si no también una funcionalidad, estas <text:tab/>funcionalidades se le denominan metodos estos metodoas sera la manera en la que los objetos <text:s text:c="2"/><text:tab/>pueden acceder a sus funcionalidades <text:s text:c="2"/></text:p>
      <text:p text:style-name="P1"><text:tab/></text:p>
      <text:p text:style-name="P1"><text:tab/>El objeto solo es una instancia de la clase, también podemos encontrar los objetos literales en js, <text:tab/>estos objetos lieterales <text:s text:c="2"/>son diferentes a <text:s/>los de una instancia de clase ya que estos tiene <text:tab/>predefinidos sus metos y atributos.</text:p>
      <text:p text:style-name="P1"/>
      <text:p text:style-name="Standard"><text:s/>Cuál es la diferencia entre un atributo Privado y uno Protected?</text:p>
      <text:p text:style-name="Standard"/>
      <text:p text:style-name="P2">En las clases podemos modificar y leer <text:s/>un atributo, Cuando creamos una clase con el atributo private, este solo podra ser modificado o leeidos desde la clase propia <text:s/>en la que fue creada.</text:p>
      <text:p text:style-name="P2"/>
      <text:p text:style-name="P2">Protected a diferencia del private permite que las clases hijas o clases que la heredan <text:s/>puedan <text:s/>acceder a el atributo. </text:p>
      <text:p text:style-name="P2"/>
      <text:p text:style-name="P2">Ambos atributos son inviciblese para el mundo exterior </text:p>
      <text:p text:style-name="P2"/>
      <text:p text:style-name="P2"/>
      <text:p text:style-name="P2"><text:s/>¿Si tengo definida una clase Vehículo y quiero definir una clase Moto que herede de Vehículo, como debería ser la declaración de la clase Moto?</text:p>
      <text:p text:style-name="P2"/>
      <text:p text:style-name="P2">Para poder crear una herencia en TS se utiliza la palabra extends.</text:p>
      <text:p text:style-name="P2"/>
      <text:p text:style-name="P2">Ejemplo:</text:p>
      <text:p text:style-name="P2"/>
      <text:p text:style-name="P2"/>
      <text:p text:style-name="P2">class Padre{</text:p>
      <text:p text:style-name="P2"/>
      <text:p text:style-name="P2">}</text:p>
      <text:p text:style-name="P2">class moto extends Padre{</text:p>
      <text:p text:style-name="P2"><text:s text:c="4"/></text:p>
      <text:p text:style-name="P2">}</text:p>
      <text:p text:style-name="P2"/>
      <text:p text:style-name="P2">¿Cómo podemos inicializar los atributos heredados por una clase?</text:p>
      <text:p text:style-name="P3"/>
      <text:p text:style-name="P3"/>
      <text:p text:style-name="P4">La la función super() no<text:span text:style-name="T1">s</text:span> permite accedder a los atributos heredados por la clasee.</text:p>
      <text:p text:style-name="P4"/>
      <text:p text:style-name="P4">Ejemplo</text:p>
      <text:p text:style-name="P4"/>
      <text:p text:style-name="P4">class Padre{</text:p>
      <text:p text:style-name="P4"><text:soft-page-break/><text:s text:c="4"/>public nombre:string;</text:p>
      <text:p text:style-name="P4"><text:s text:c="4"/>constructor(nombre:string){</text:p>
      <text:p text:style-name="P4"><text:s text:c="8"/>this.nombre = nombre;</text:p>
      <text:p text:style-name="P4"><text:s text:c="4"/>}</text:p>
      <text:p text:style-name="P4">}</text:p>
      <text:p text:style-name="P4">class moto extends Padre{</text:p>
      <text:p text:style-name="P4"><text:s text:c="4"/>constructor(nombre:string){</text:p>
      <text:p text:style-name="P4"><text:s text:c="8"/>super(nombre);</text:p>
      <text:p text:style-name="P4"><text:s text:c="4"/>}</text:p>
      <text:p text:style-name="P4">}</text:p>
      <text:p text:style-name="P4">let obj = new moto("edward");</text:p>
      <text:p text:style-name="P4">console.log(obj.nombr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Droid Sans Mono" svg:font-family="'Droid Sans Mono', monospace, monospace"/>
    <style:font-face style:name="Lato" svg:font-family="Lato, 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1:46:48.968933081</meta:creation-date>
    <dc:date>2022-05-29T20:48:03.939681461</dc:date>
    <meta:editing-duration>PT6H58M56S</meta:editing-duration>
    <meta:editing-cycles>3</meta:editing-cycles>
    <meta:generator>LibreOffice/7.3.3.2$Linux_X86_64 LibreOffice_project/30$Build-2</meta:generator>
    <meta:document-statistic meta:table-count="0" meta:image-count="0" meta:object-count="0" meta:page-count="2" meta:paragraph-count="35" meta:word-count="314" meta:character-count="1957" meta:non-whitespace-character-count="1593"/>
  </office:meta>
</office:document-meta>
</file>